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9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[Hebrew]/</text:p>
      <text:p text:style-name="P6">[Note: The number "40" is written in pencil and circled in the top right corner of the page.]</text:p>
      <text:p text:style-name="P6"/>
      <text:p text:style-name="P6">[Page 2]</text:p>
      <text:p text:style-name="P6">Everlasting Legislator! <text:s/>Thou hast kept us alive to this/ day, on which we have begun the third of Thy heavenly/ volumes. <text:s/>Grant, we pray Thee, that at the completion/ of its recital, we may feel significantly improved./ <text:s/>As on each revolving Sabbath, our mind draw at/ the refreshing fountain of Thy living word, grant that/ our <text:span text:style-name="T2">hearts</text:span><text:span text:style-name="T3"> also may yield to Thy instruction, for, </text:span><text:span text:style-name="T2">their</text:span><text:span text:style-name="T3">/ promptings are the main cause of our derelictions./ <text:s/>Too prone are we to give our feelings an illimitable/ scope and power, but Thou canst curb their vehemence,/ that they may be guided by the judgment acquired/ in musing on Thy law. <text:s/>May it be Thy will,/ O God! thus to guard us against our wayward pro-/pensities, and our actions </text:span><text:span text:style-name="T4">shall</text:span><text:span text:style-name="T5"> will no more gainsay/ our professions. <text:s/>We will then unwaveringly obey the/ moral dictates, comprised in the book under perusal,/ and delight likewise in the observance of its statutes./ <text:s/>With the same alacrity </text:span><text:span text:style-name="T4">will we devote to Thee the</text:span><text:span text:style-name="T5">/ </text:span><text:span text:style-name="T4">days destined for sacred communion, as that</text:span><text:span text:style-name="T5"> we exercise/ during the days whereon Thou hast allowed us--by dealing/ uprightly--to seek our advancement. <text:s/>We will devote those destined for holy communion with equal scru-/-pulousness, we will forbear </text:span><text:span text:style-name="T4">to</text:span><text:span text:style-name="T5"> defiling our souls with viands/ which Thou has declared impure to Israel, as in eschewing/</text:span></text:p>
      <text:p text:style-name="P6"><text:span text:style-name="T5"/></text:p>
      <text:p text:style-name="P6"><text:soft-page-break/><text:span text:style-name="T5">[Page 3]</text:span></text:p>
      <text:p text:style-name="P6"><text:span text:style-name="T5">the corruptive practices of heathenism; for we were taught/ to recognize in each and all of those behests the impress of/ Thy almighty hand, which gave them origin and force./ <text:s/>Our Lord, and king! <text:s/>It has been Thy inscrutable </text:span><text:span text:style-name="T4">decree</text:span><text:span text:style-name="T5"> will to/ drive us beyond the hallowed domains where we conveyed/ the oblations prescribed in the section of this Sabbath, but/ Thou hast not therefor[sic!] precluded from us the means of/ atonement. <text:s/>Grant, we beseech Thee, that we may/ become infused with a spirit of liberality, and we shall/ lay on Thy altar an/ offering</text:span><text:span text:style-name="T4">s</text:span><text:span text:style-name="T5"> even more acceptable than/ that consumed by thy sacred fire. <text:s/>yes, O merciful Father!/ we shall cause the hearts of grateful beings to leap with/ devotional joy. <text:s/>Many of our hapless brethren, who long/ to solemnize the forthcoming festival, conformably/ with Thy celestial tenets, but whose industry, avail them/ not at these unpropitious times, will raise to Thee praises/ and thanksgivings, when generously supported./</text:span></text:p>
      <text:p text:style-name="P6"><text:span text:style-name="T5">Saviour of Israel! <text:s/>For the days of yore, Thou didst/ vouchsafe to work marvels on our behalf, during/ the month, which has just opened on us, grant we/ most fervently implore Thee, that it may prove equally/ felicitous unto the nation, among whom we abide in/ honorable standing and security. <text:s/>Stretch forth/</text:span></text:p>
      <text:p text:style-name="P6"><text:span text:style-name="T5"/></text:p>
      <text:p text:style-name="P6"><text:span text:style-name="T5">[Page 4]</text:span></text:p>
      <text:p text:style-name="P6"><text:span text:style-name="T5">Thy glorious hand, that brought </text:span><text:span text:style-name="T4">our</text:span><text:span text:style-name="T5"> </text:span><text:span text:style-name="T6">us</text:span><text:span text:style-name="T5"> out to enlargement,/ and rescue this goodly land, from the swelling billows/ that threaten to submerge it. <text:s/>Oh! allay the turbulance[sic!]/ of these waters of Meribah, and let the redeemed denizens/ of America, discover the path, whence, they shall all,/ dryshod, read the haven of their desires. <text:s/>Then/ will a hymn of salvation blend, from shore to shore,/ with that tuned at the approaching festival, by the/ enfranchised of Egypt, and be wafted towards the throne/ of mercy. <text:s/>Mayest Thou, O Eternal! who establishest/ peace in the highest heavens, decree peace over us and/ all the inhabitants of the earth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1T11:53:04.40</meta:creation-date>
    <dc:date>2012-05-21T12:23:59.78</dc:date>
    <dc:creator>Penn Libraries</dc:creator>
    <meta:editing-duration>PT00H00M3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721" meta:character-count="4619"/>
  </office:meta>
</office:document-meta>
</file>